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03b5" officeooo:paragraph-rsid="001803b5"/>
    </style:style>
    <style:style style:name="P2" style:family="paragraph" style:parent-style-name="Header">
      <style:text-properties fo:font-size="9pt" officeooo:rsid="001803b5" officeooo:paragraph-rsid="001803b5" style:font-size-asian="9pt" style:font-size-complex="9pt"/>
    </style:style>
    <style:style style:name="P3" style:family="paragraph" style:parent-style-name="Text_20_body">
      <style:text-properties officeooo:rsid="001803b5" officeooo:paragraph-rsid="001803b5"/>
    </style:style>
    <style:style style:name="P4" style:family="paragraph" style:parent-style-name="Text_20_body" style:list-style-name="L1">
      <style:text-properties officeooo:rsid="001803b5" officeooo:paragraph-rsid="001803b5"/>
    </style:style>
    <style:style style:name="P5" style:family="paragraph" style:parent-style-name="Text_20_body" style:list-style-name="L1">
      <style:text-properties officeooo:rsid="00184d1c" officeooo:paragraph-rsid="00184d1c"/>
    </style:style>
    <style:style style:name="P6" style:family="paragraph" style:parent-style-name="Text_20_body">
      <style:text-properties officeooo:rsid="00184d1c" officeooo:paragraph-rsid="00184d1c"/>
    </style:style>
    <style:style style:name="P7" style:family="paragraph" style:parent-style-name="Text_20_body">
      <style:text-properties officeooo:rsid="001a208d" officeooo:paragraph-rsid="001a208d"/>
    </style:style>
    <style:style style:name="P8" style:family="paragraph" style:parent-style-name="Text_20_body">
      <style:text-properties officeooo:rsid="001cc01e" officeooo:paragraph-rsid="001cc01e"/>
    </style:style>
    <style:style style:name="P9" style:family="paragraph" style:parent-style-name="Text_20_body" style:list-style-name="L2">
      <style:text-properties officeooo:rsid="001cc01e" officeooo:paragraph-rsid="001cc01e"/>
    </style:style>
    <style:style style:name="P10" style:family="paragraph" style:parent-style-name="Text_20_body" style:list-style-name="L3">
      <style:text-properties officeooo:rsid="001cc01e" officeooo:paragraph-rsid="001cc01e"/>
    </style:style>
    <style:style style:name="P11" style:family="paragraph" style:parent-style-name="Text_20_body" style:list-style-name="L4">
      <style:text-properties officeooo:rsid="001cc01e" officeooo:paragraph-rsid="001cc01e"/>
    </style:style>
    <style:style style:name="P12" style:family="paragraph" style:parent-style-name="Text_20_body" style:list-style-name="L5">
      <style:text-properties officeooo:rsid="001cc01e" officeooo:paragraph-rsid="001cc01e"/>
    </style:style>
    <style:style style:name="P13" style:family="paragraph" style:parent-style-name="Text_20_body" style:list-style-name="L6">
      <style:text-properties officeooo:rsid="001cc01e" officeooo:paragraph-rsid="001cc01e"/>
    </style:style>
    <style:style style:name="P14" style:family="paragraph" style:parent-style-name="Text_20_body" style:list-style-name="L7">
      <style:text-properties officeooo:rsid="001cc01e" officeooo:paragraph-rsid="001cc01e"/>
    </style:style>
    <style:style style:name="P15" style:family="paragraph" style:parent-style-name="Text_20_body" style:list-style-name="L8">
      <style:text-properties officeooo:rsid="001cc01e" officeooo:paragraph-rsid="001cc01e"/>
    </style:style>
    <style:style style:name="P16" style:family="paragraph" style:parent-style-name="Text_20_body" style:list-style-name="L9">
      <style:text-properties officeooo:rsid="001cc01e" officeooo:paragraph-rsid="001cc01e"/>
    </style:style>
    <style:style style:name="P17" style:family="paragraph" style:parent-style-name="Text_20_body" style:list-style-name="L1">
      <style:text-properties officeooo:rsid="001cc01e" officeooo:paragraph-rsid="001cc01e"/>
    </style:style>
    <style:style style:name="P18" style:family="paragraph" style:parent-style-name="Text_20_body" style:list-style-name="L1">
      <style:text-properties officeooo:rsid="001dc272" officeooo:paragraph-rsid="001dc272"/>
    </style:style>
    <style:style style:name="P19" style:family="paragraph" style:parent-style-name="Text_20_body" style:list-style-name="L9">
      <style:text-properties officeooo:rsid="00223aac" officeooo:paragraph-rsid="00223aac"/>
    </style:style>
    <style:style style:name="P20" style:family="paragraph" style:parent-style-name="Text_20_body">
      <style:text-properties officeooo:rsid="00223aac" officeooo:paragraph-rsid="00223aac"/>
    </style:style>
    <style:style style:name="P21" style:family="paragraph" style:parent-style-name="Text_20_body">
      <style:text-properties officeooo:rsid="002384c6" officeooo:paragraph-rsid="002384c6"/>
    </style:style>
    <style:style style:name="P22" style:family="paragraph" style:parent-style-name="Text_20_body">
      <style:text-properties style:font-name="monospace" officeooo:rsid="002d318c" officeooo:paragraph-rsid="002d318c"/>
    </style:style>
    <style:style style:name="P23" style:family="paragraph" style:parent-style-name="Text_20_body" style:list-style-name="L11">
      <style:text-properties officeooo:rsid="0035d120" officeooo:paragraph-rsid="0035d120"/>
    </style:style>
    <style:style style:name="P24" style:family="paragraph" style:parent-style-name="Text_20_body" style:list-style-name="L11">
      <style:text-properties officeooo:rsid="00373e3d" officeooo:paragraph-rsid="00373e3d"/>
    </style:style>
    <style:style style:name="P25" style:family="paragraph" style:parent-style-name="Text_20_body" style:list-style-name="L11">
      <style:text-properties officeooo:rsid="0037e4bb" officeooo:paragraph-rsid="0037e4bb"/>
    </style:style>
    <style:style style:name="P26" style:family="paragraph" style:parent-style-name="Text_20_body" style:list-style-name="L10">
      <style:text-properties officeooo:rsid="00387ce6" officeooo:paragraph-rsid="00387ce6"/>
    </style:style>
    <style:style style:name="P27" style:family="paragraph" style:parent-style-name="Text_20_body" style:list-style-name="L12">
      <style:text-properties officeooo:paragraph-rsid="00387ce6"/>
    </style:style>
    <style:style style:name="P28" style:family="paragraph" style:parent-style-name="Text_20_body" style:list-style-name="L10">
      <style:text-properties officeooo:rsid="003a8efe" officeooo:paragraph-rsid="003a8efe"/>
    </style:style>
    <style:style style:name="P29" style:family="paragraph" style:parent-style-name="Text_20_body" style:list-style-name="L10">
      <style:text-properties officeooo:rsid="003cf636" officeooo:paragraph-rsid="003cf636"/>
    </style:style>
    <style:style style:name="P30" style:family="paragraph" style:parent-style-name="Text_20_body" style:list-style-name="L10">
      <style:text-properties officeooo:rsid="003f2501" officeooo:paragraph-rsid="003f2501"/>
    </style:style>
    <style:style style:name="P31" style:family="paragraph" style:parent-style-name="Heading_20_1" style:list-style-name="">
      <style:text-properties officeooo:rsid="001cc01e" officeooo:paragraph-rsid="001cc01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1cc01e" officeooo:paragraph-rsid="001cc01e"/>
    </style:style>
    <style:style style:name="P34" style:family="paragraph" style:parent-style-name="Heading_20_2">
      <style:text-properties officeooo:rsid="001cc01e" officeooo:paragraph-rsid="001cc01e"/>
    </style:style>
    <style:style style:name="P35" style:family="paragraph" style:parent-style-name="Heading_20_2">
      <style:text-properties officeooo:rsid="002d318c" officeooo:paragraph-rsid="002d318c"/>
    </style:style>
    <style:style style:name="P36" style:family="paragraph" style:parent-style-name="Heading_20_2">
      <style:text-properties officeooo:rsid="0035d120" officeooo:paragraph-rsid="0035d120"/>
    </style:style>
    <style:style style:name="T1" style:family="text">
      <style:text-properties officeooo:rsid="001a208d"/>
    </style:style>
    <style:style style:name="T2" style:family="text">
      <style:text-properties officeooo:rsid="001b4fdb"/>
    </style:style>
    <style:style style:name="T3" style:family="text">
      <style:text-properties officeooo:rsid="001cc01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c272"/>
    </style:style>
    <style:style style:name="T6" style:family="text">
      <style:text-properties officeooo:rsid="002384c6"/>
    </style:style>
    <style:style style:name="T7" style:family="text">
      <style:text-properties officeooo:rsid="0024c27a"/>
    </style:style>
    <style:style style:name="T8" style:family="text">
      <style:text-properties officeooo:rsid="0028ed8b"/>
    </style:style>
    <style:style style:name="T9" style:family="text">
      <style:text-properties officeooo:rsid="00387ce6"/>
    </style:style>
    <style:style style:name="T10" style:family="text">
      <style:text-properties officeooo:rsid="003e368a"/>
    </style:style>
    <style:style style:name="T11" style:family="text">
      <style:text-properties officeooo:rsid="003f25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nzept Versionierung Odoo</text:h>
      <text:p text:style-name="P7">Odoo besteht setzt sich selbst aus zahlreichen Modulen zusammen. Diese haben, je nach Guete und Qualitaet Black-Box Charakter. Damit ist das System gewappnet, um auf permanente Aenderungen von aussen zu reagieren und dabei die Wartbarkeit moeglichst zu gewaehrleisten. Der unkonrollierten Zunahme an Entropie im Software-Lebenszyklus (Vergleich Lehmann – Software-Evolution), soll damit, so gut es geht, Einhalt geboten werden.</text:p>
      <text:p text:style-name="P7"/>
      <text:p text:style-name="P3">Bei der Verwaltung der Version<text:span text:style-name="T1">sstaende</text:span> der <text:span text:style-name="T1">Module</text:span> sind folgende Anforderungen zu erfuellen:</text:p>
      <text:list xml:id="list1883806485" text:style-name="L1">
        <text:list-item>
          <text:p text:style-name="P4">zentrale Vergabe der Versionsnummer eines Moduls nach Beendingung Bugfix oder Feature Implementierung</text:p>
        </text:list-item>
        <text:list-item>
          <text:p text:style-name="P4">automatisierte Skripts, um Fehleingaben durch Menschen zu verhindern –<text:span text:style-name="T2"> sprich keine direkter Aufruf von git</text:span></text:p>
        </text:list-item>
        <text:list-item>
          <text:p text:style-name="P5">Unterscheidung von lokalen Module<text:span text:style-name="T3">n</text:span>, die rein kundenbezogen sind, und von Modulen, die uebergreifend <text:span text:style-name="T3">verwendet werden</text:span></text:p>
        </text:list-item>
        <text:list-item>
          <text:p text:style-name="P17">Erstellen einer Uebersicht der Features eines Moduls</text:p>
          <text:list>
            <text:list-item>
              <text:p text:style-name="P17">Verwenden der Git-History durch spezielle Formatierungen</text:p>
            </text:list-item>
          </text:list>
        </text:list-item>
        <text:list-item>
          <text:p text:style-name="P18">Festschreiben von Modul-Versionen zu Kundenimplementierungen analog zu Python-PIP z.B. account_feature1==9.0.1.4.2</text:p>
        </text:list-item>
      </text:list>
      <text:p text:style-name="P6"/>
      <text:h text:style-name="P31" text:outline-level="1"/>
      <text:h text:style-name="P33" text:outline-level="1">Versionsvergabe</text:h>
      <text:p text:style-name="P8">Die Vergabe der Versionen ist folgendermassen festgesetzt:</text:p>
      <text:list xml:id="list2939732677" text:style-name="L2">
        <text:list-item>
          <text:p text:style-name="P9">Odoo-Hauptversion</text:p>
        </text:list-item>
        <text:list-item>
          <text:p text:style-name="P9">Odoo-Nebenversion</text:p>
        </text:list-item>
        <text:list-item>
          <text:p text:style-name="P9">Modul-Hauptversion</text:p>
        </text:list-item>
        <text:list-item>
          <text:p text:style-name="P9">Modul-Feature-Version</text:p>
        </text:list-item>
        <text:list-item>
          <text:p text:style-name="P9">Modul-Bugfix</text:p>
        </text:list-item>
      </text:list>
      <text:p text:style-name="P8">Ein neues Modul fuer odoo 9.0 hat dann die Nummer: 9.0.1.0.0</text:p>
      <text:h text:style-name="P34" text:outline-level="2">Odoo-Version uebergreifende Regel</text:h>
      <text:p text:style-name="P8">Angenommen es gibt dasselbe Modul in Odoo 9.0 und Odoo 10.0:</text:p>
      <text:list xml:id="list3930174765" text:style-name="L3">
        <text:list-item>
          <text:p text:style-name="P10">9.0.1.0.0</text:p>
        </text:list-item>
        <text:list-item>
          <text:p text:style-name="P10">10.0.1.0.0</text:p>
        </text:list-item>
      </text:list>
      <text:p text:style-name="P8">Wird ein neues Feature fuer 9 und 10 implementiert, gibt es anschliessend folgenden Stand:</text:p>
      <text:list xml:id="list911240483" text:style-name="L4">
        <text:list-item>
          <text:p text:style-name="P11">9.0.1.1.0</text:p>
        </text:list-item>
        <text:list-item>
          <text:p text:style-name="P11">10.0.1.1.0</text:p>
        </text:list-item>
      </text:list>
      <text:p text:style-name="P8">Der gleiche Bugfix bei beiden eingespielt fuehrt zu:</text:p>
      <text:list xml:id="list62617308" text:style-name="L5">
        <text:list-item>
          <text:p text:style-name="P12">9.0.1.1.1</text:p>
        </text:list-item>
        <text:list-item>
          <text:p text:style-name="P12">10.0.1.1.1</text:p>
        </text:list-item>
      </text:list>
      <text:p text:style-name="P8">Wird ein Feature lediglich in 10.0 implementiert:</text:p>
      <text:list xml:id="list3460994771" text:style-name="L6">
        <text:list-item>
          <text:p text:style-name="P13">9.0.1.1.1</text:p>
        </text:list-item>
        <text:list-item>
          <text:p text:style-name="P13">10.0.1.2.1</text:p>
        </text:list-item>
      </text:list>
      <text:p text:style-name="P8">Wird nun ein Feature lediglich 9.0 implementiert</text:p>
      <text:list xml:id="list2443963733" text:style-name="L7">
        <text:list-item>
          <text:p text:style-name="P14">9.0.1.3.1</text:p>
        </text:list-item>
        <text:list-item>
          <text:p text:style-name="P14">10.0.1.2.1</text:p>
        </text:list-item>
      </text:list>
      <text:p text:style-name="P8">Wird nun ein gleiches Feature in 9. und 10. implementiert</text:p>
      <text:list xml:id="list544696740" text:style-name="L8">
        <text:list-item>
          <text:p text:style-name="P15">9.0.1.4.1</text:p>
        </text:list-item>
        <text:list-item>
          <text:p text:style-name="P15">10.0.1.<text:span text:style-name="T4">5</text:span>.1</text:p>
        </text:list-item>
      </text:list>
      <text:p text:style-name="P8">Folgen, die sich daraus ergeben:</text:p>
      <text:list xml:id="list2134140719" text:style-name="L9">
        <text:list-item>
          <text:p text:style-name="P16"><text:soft-page-break/>anhand des Versionsverlaufs <text:span text:style-name="T5">laesst sich erkennen, wieviele Features in welche Module gewandert sind</text:span></text:p>
        </text:list-item>
        <text:list-item>
          <text:p text:style-name="P19">es ist an der Versionsnummer erkennbar, ob es Feature-Spruenge gab und evtl. etwas nachimplementiert werden muss</text:p>
        </text:list-item>
      </text:list>
      <text:p text:style-name="P20"/>
      <text:p text:style-name="P21">Analog<text:span text:style-name="T7">e</text:span>s Verhalte<text:span text:style-name="T7">n</text:span> ist fuer die Revisionsnummer gegeben.</text:p>
      <text:p text:style-name="P21"/>
      <text:h text:style-name="P32" text:outline-level="1">Konvention <text:span text:style-name="T8">GIT Log-Eintraege</text:span></text:h>
      <text:h text:style-name="P35" text:outline-level="2">Features</text:h>
      <text:p text:style-name="P22">FEATURE Kurzbeschreibung&lt;newline&gt;</text:p>
      <text:p text:style-name="P22">Langbeschreibung</text:p>
      <text:h text:style-name="P35" text:outline-level="2">Fixes</text:h>
      <text:p text:style-name="P22">FIX Kurzbeschreibung&lt;newline&gt;</text:p>
      <text:p text:style-name="P22">Langbeschreibung</text:p>
      <text:p text:style-name="P22"/>
      <text:p text:style-name="P22"/>
      <text:h text:style-name="P32" text:outline-level="1">Ablauf</text:h>
      <text:h text:style-name="Heading_20_2" text:outline-level="2">Voraussetzungen</text:h>
      <text:list xml:id="list3682897565" text:style-name="L11">
        <text:list-item>
          <text:p text:style-name="P23">Kunden-Module werden unter /modules gespeichert</text:p>
        </text:list-item>
        <text:list-item>
          <text:p text:style-name="P23">uebergreifende Git-Module sind unter /common gespeichert ,wiederum als Git-Submodule</text:p>
        </text:list-item>
        <text:list-item>
          <text:p text:style-name="P24">es gibt einen Master und Deploy Branch im root-repository</text:p>
          <text:list>
            <text:list-item>
              <text:list>
                <text:list-item>
                  <text:p text:style-name="P24">Master</text:p>
                  <text:list>
                    <text:list-item>
                      <text:p text:style-name="P24">Zusammenfuehrung aller Entwicklungszweige von parallel laufenden Tickets</text:p>
                    </text:list-item>
                  </text:list>
                </text:list-item>
                <text:list-item>
                  <text:p text:style-name="P25">Deploy</text:p>
                  <text:list>
                    <text:list-item>
                      <text:p text:style-name="P25">Aktueller Software-Stand, der in Produktivbetrieb ist</text:p>
                    </text:list-item>
                  </text:list>
                </text:list-item>
                <text:list-item>
                  <text:p text:style-name="P25">Stage</text:p>
                  <text:list>
                    <text:list-item>
                      <text:p text:style-name="P25">TODO zukuenftig geplant, hier die Abnahmeversion zur Verfuegung zu stellen</text:p>
                    </text:list-item>
                    <text:list-item>
                      <text:p text:style-name="P25">Update Test: automatischer Test, ob das Upgrade gegen die Datenbank mit diesem Stand funktioniert</text:p>
                    </text:list-item>
                  </text:list>
                </text:list-item>
              </text:list>
            </text:list-item>
          </text:list>
        </text:list-item>
      </text:list>
      <text:h text:style-name="P36" text:outline-level="2">Case 1 neues Feature</text:h>
      <text:list xml:id="list3121158354" text:style-name="L12">
        <text:list-item>
          <text:p text:style-name="P27"><text:span text:style-name="T9">Haupt-Repo wird von deploy gebrancht ‘customer1-odoo-4711’</text:span></text:p>
        </text:list-item>
      </text:list>
      <text:list xml:id="list3432301659" text:style-name="L10">
        <text:list-item>
          <text:p text:style-name="P26">In /common wird jeweils <text:span text:style-name="T10">von master in</text:span> ‘customer1-odoo-4711’ <text:span text:style-name="T10">gebrancht</text:span></text:p>
        </text:list-item>
        <text:list-item>
          <text:p text:style-name="P28">source code editing</text:p>
        </text:list-item>
        <text:list-item>
          <text:p text:style-name="P29">commit auf ‘customer1-odoo-4711’</text:p>
        </text:list-item>
        <text:list-item>
          <text:p text:style-name="P29">per Skript “to<text:span text:style-name="T11">-</text:span>master”</text:p>
          <text:list>
            <text:list-item>
              <text:p text:style-name="P29">merge auf Master von untermodulen</text:p>
            </text:list-item>
            <text:list-item>
              <text:p text:style-name="P29">merge auf Master von root-Repo</text:p>
            </text:list-item>
          </text:list>
        </text:list-item>
        <text:list-item>
          <text:p text:style-name="P30">Testing / Freigabe</text:p>
        </text:list-item>
        <text:list-item>
          <text:p text:style-name="P3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03b5" officeooo:paragraph-rsid="001803b5"/>
    </style:style>
    <style:style style:name="MP2" style:family="paragraph" style:parent-style-name="Header">
      <style:text-properties fo:font-size="9pt" officeooo:rsid="001803b5" officeooo:paragraph-rsid="001803b5" style:font-size-asian="9pt" style:font-size-complex="9pt"/>
    </style:style>
    <style:style style:name="MT1" style:family="text">
      <style:text-properties officeooo:rsid="002384c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Odoo Versioning</text:p>
      </style:header>
      <style:footer>
        <text:p text:style-name="MP2">Marc Wimmer IT Engineering GmbH <text:span text:style-name="MT1">| </text:span>Ringstr. 20A <text:span text:style-name="MT1">| </text:span>82216 Gernlinden <text:span text:style-name="MT1">| </text:span>marc@itewimmer.de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8:31:11.246120676</meta:creation-date>
    <dc:date>2017-10-23T10:20:59.565850286</dc:date>
    <meta:editing-duration>PT1H39M23S</meta:editing-duration>
    <meta:editing-cycles>27</meta:editing-cycles>
    <meta:generator>LibreOffice/5.3.1.2$Linux_X86_64 LibreOffice_project/30m0$Build-2</meta:generator>
    <meta:document-statistic meta:table-count="0" meta:image-count="0" meta:object-count="0" meta:page-count="5" meta:paragraph-count="71" meta:word-count="449" meta:character-count="3217" meta:non-whitespace-character-count="2880"/>
  </office:meta>
</office:document-meta>
</file>